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, RobotoDraft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text-line-through-style="none" style:text-line-through-type="none" officeooo:rsid="0025b214" officeooo:paragraph-rsid="0025b214"/>
    </style:style>
    <style:style style:name="P2" style:family="paragraph" style:parent-style-name="Standard">
      <style:text-properties style:text-line-through-style="none" style:text-line-through-type="none" fo:font-size="14pt" fo:font-weight="bold" officeooo:rsid="0025b214" officeooo:paragraph-rsid="0025b214" style:font-size-asian="14pt" style:font-weight-asian="bold" style:font-size-complex="14pt" style:font-weight-complex="bold"/>
    </style:style>
    <style:style style:name="P3" style:family="paragraph" style:parent-style-name="Standard">
      <style:text-properties style:text-line-through-style="none" style:text-line-through-type="none" fo:font-size="14pt" fo:font-weight="bold" officeooo:rsid="002a1760" officeooo:paragraph-rsid="002a1760" style:font-size-asian="12.25pt" style:font-weight-asian="bold" style:font-size-complex="14pt" style:font-weight-complex="bold"/>
    </style:style>
    <style:style style:name="P4" style:family="paragraph" style:parent-style-name="Standard">
      <style:text-properties style:text-line-through-style="none" style:text-line-through-type="none" fo:font-size="14pt" fo:font-weight="normal" officeooo:rsid="0025b214" officeooo:paragraph-rsid="0025b214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text-line-through-style="none" style:text-line-through-type="none" fo:font-size="14pt" fo:font-weight="normal" officeooo:rsid="002a1760" officeooo:paragraph-rsid="002a1760" style:font-size-asian="12.25pt" style:font-weight-asian="normal" style:font-size-complex="14pt" style:font-weight-complex="normal"/>
    </style:style>
    <style:style style:name="P6" style:family="paragraph" style:parent-style-name="Standard">
      <style:text-properties style:text-line-through-style="none" style:text-line-through-type="none" fo:font-size="12pt" fo:font-weight="bold" officeooo:rsid="0025b214" officeooo:paragraph-rsid="0025b214" style:font-size-asian="10.5pt" style:font-weight-asian="bold" style:font-size-complex="12pt" style:font-weight-complex="bold"/>
    </style:style>
    <style:style style:name="P7" style:family="paragraph" style:parent-style-name="Standard">
      <style:text-properties style:text-line-through-style="none" style:text-line-through-type="none" fo:font-size="12pt" fo:font-weight="bold" officeooo:rsid="002a1760" officeooo:paragraph-rsid="002a1760" style:font-size-asian="10.5pt" style:font-weight-asian="bold" style:font-size-complex="12pt" style:font-weight-complex="bold"/>
    </style:style>
    <style:style style:name="P8" style:family="paragraph" style:parent-style-name="Standard">
      <style:text-properties style:text-line-through-style="none" style:text-line-through-type="none" fo:font-size="12pt" fo:font-weight="bold" officeooo:rsid="0028a384" officeooo:paragraph-rsid="0028a384" style:font-size-asian="10.5pt" style:font-weight-asian="bold" style:font-size-complex="12pt" style:font-weight-complex="bold"/>
    </style:style>
    <style:style style:name="P9" style:family="paragraph" style:parent-style-name="Standard">
      <style:text-properties style:text-line-through-style="none" style:text-line-through-type="none" fo:font-size="12pt" fo:font-weight="bold" officeooo:rsid="00266975" officeooo:paragraph-rsid="00266975" style:font-size-asian="10.5pt" style:font-weight-asian="bold" style:font-size-complex="12pt" style:font-weight-complex="bold"/>
    </style:style>
    <style:style style:name="P10" style:family="paragraph" style:parent-style-name="Standard">
      <style:text-properties style:text-line-through-style="none" style:text-line-through-type="none" fo:font-size="12pt" fo:font-weight="normal" officeooo:rsid="0025b214" officeooo:paragraph-rsid="0025b214" style:font-size-asian="10.5pt" style:font-weight-asian="normal" style:font-size-complex="12pt" style:font-weight-complex="normal"/>
    </style:style>
    <style:style style:name="P11" style:family="paragraph" style:parent-style-name="Standard">
      <style:text-properties style:text-line-through-style="none" style:text-line-through-type="none" fo:font-size="12pt" fo:font-weight="normal" officeooo:rsid="00266975" officeooo:paragraph-rsid="00266975" style:font-size-asian="10.5pt" style:font-weight-asian="normal" style:font-size-complex="12pt" style:font-weight-complex="normal"/>
    </style:style>
    <style:style style:name="P12" style:family="paragraph" style:parent-style-name="Standard">
      <style:text-properties style:text-line-through-style="none" style:text-line-through-type="none" fo:font-size="12pt" fo:font-weight="normal" officeooo:rsid="00275435" officeooo:paragraph-rsid="00275435" style:font-size-asian="10.5pt" style:font-weight-asian="normal" style:font-size-complex="12pt" style:font-weight-complex="normal"/>
    </style:style>
    <style:style style:name="P13" style:family="paragraph" style:parent-style-name="Standard">
      <style:text-properties style:text-line-through-style="none" style:text-line-through-type="none" fo:font-size="12pt" fo:font-weight="normal" officeooo:rsid="0027a4f3" officeooo:paragraph-rsid="0027a4f3" style:font-size-asian="10.5pt" style:font-weight-asian="normal" style:font-size-complex="12pt" style:font-weight-complex="normal"/>
    </style:style>
    <style:style style:name="P14" style:family="paragraph" style:parent-style-name="Standard">
      <style:text-properties style:text-line-through-style="none" style:text-line-through-type="none" fo:font-size="12pt" fo:font-weight="normal" officeooo:rsid="0028a384" officeooo:paragraph-rsid="0028a384" style:font-size-asian="10.5pt" style:font-weight-asian="normal" style:font-size-complex="12pt" style:font-weight-complex="normal"/>
    </style:style>
    <style:style style:name="P15" style:family="paragraph" style:parent-style-name="Standard">
      <style:text-properties style:text-line-through-style="none" style:text-line-through-type="none" fo:font-size="12pt" fo:font-weight="normal" officeooo:rsid="002a1760" officeooo:paragraph-rsid="002a1760" style:font-size-asian="10.5pt" style:font-weight-asian="normal" style:font-size-complex="12pt" style:font-weight-complex="normal"/>
    </style:style>
    <style:style style:name="P16" style:family="paragraph" style:parent-style-name="Standard">
      <style:text-properties style:text-line-through-style="none" style:text-line-through-type="none" fo:font-size="14pt" fo:font-weight="normal" officeooo:rsid="002a1760" officeooo:paragraph-rsid="002a1760" style:font-size-asian="12.25pt" style:font-weight-asian="normal" style:font-size-complex="14pt" style:font-weight-complex="normal"/>
    </style:style>
    <style:style style:name="P17" style:family="paragraph" style:parent-style-name="Standard">
      <style:text-properties style:text-line-through-style="none" style:text-line-through-type="none" fo:font-size="14pt" fo:font-weight="normal" officeooo:rsid="002aed96" officeooo:paragraph-rsid="002aed96" style:font-size-asian="12.25pt" style:font-weight-asian="normal" style:font-size-complex="14pt" style:font-weight-complex="normal"/>
    </style:style>
    <style:style style:name="P18" style:family="paragraph" style:parent-style-name="Standard">
      <style:text-properties style:text-line-through-style="none" style:text-line-through-type="none" fo:font-size="12pt" fo:font-weight="normal" officeooo:rsid="002a1760" officeooo:paragraph-rsid="002cca4b" style:font-size-asian="10.5pt" style:font-weight-asian="bold" style:font-size-complex="12pt" style:font-weight-complex="bold"/>
    </style:style>
    <style:style style:name="P19" style:family="paragraph" style:parent-style-name="Standard">
      <style:text-properties style:text-line-through-style="none" style:text-line-through-type="none" fo:font-size="12pt" fo:font-weight="bold" officeooo:rsid="002a1760" officeooo:paragraph-rsid="002a1760" style:font-size-asian="10.5pt" style:font-weight-asian="bold" style:font-size-complex="12pt" style:font-weight-complex="bold"/>
    </style:style>
    <style:style style:name="P20" style:family="paragraph" style:parent-style-name="Standard">
      <style:text-properties fo:font-size="12pt" fo:font-weight="normal" officeooo:paragraph-rsid="002a1760"/>
    </style:style>
    <style:style style:name="T1" style:family="text">
      <style:text-properties officeooo:rsid="00266975"/>
    </style:style>
    <style:style style:name="T2" style:family="text">
      <style:text-properties officeooo:rsid="00275435"/>
    </style:style>
    <style:style style:name="T3" style:family="text">
      <style:text-properties officeooo:rsid="0027a4f3"/>
    </style:style>
    <style:style style:name="T4" style:family="text">
      <style:text-properties officeooo:rsid="0028a384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variant="normal" fo:text-transform="none" fo:color="#000000" style:font-name="Roboto" fo:font-size="18pt" fo:letter-spacing="normal" fo:font-style="normal"/>
    </style:style>
    <style:style style:name="T7" style:family="text">
      <style:text-properties fo:font-variant="normal" fo:text-transform="none" fo:color="#000000" style:text-line-through-style="none" style:text-line-through-type="none" style:font-name="Roboto" fo:font-size="18pt" fo:letter-spacing="normal" fo:font-style="normal" officeooo:rsid="002cca4b" style:font-size-asian="10.5pt" style:font-weight-asian="normal" style:font-size-complex="12pt" style:font-weight-complex="normal"/>
    </style:style>
    <style:style style:name="T8" style:family="text">
      <style:text-properties style:text-line-through-style="none" style:text-line-through-type="none" officeooo:rsid="002a1760" style:font-size-asian="10.5pt" style:font-weight-asian="normal" style:font-size-complex="12pt" style:font-weight-complex="normal"/>
    </style:style>
    <style:style style:name="T9" style:family="text">
      <style:text-properties style:text-line-through-style="none" style:text-line-through-type="none" officeooo:rsid="002cca4b" style:font-size-asian="10.5pt" style:font-weight-asian="normal" style:font-size-complex="12pt" style:font-weight-complex="normal"/>
    </style:style>
    <style:style style:name="T10" style:family="text">
      <style:text-properties style:font-weight-asian="normal" style:font-weight-complex="normal"/>
    </style:style>
    <style:style style:name="T11" style:family="text">
      <style:text-properties officeooo:rsid="002cca4b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quest <text:span text:style-name="T1">(Method, Endpoint, Header, Body)</text:span></text:p>
      <text:p text:style-name="P4"/>
      <text:p text:style-name="P6">Request Methods (get, post, put, delete)</text:p>
      <text:p text:style-name="P10"/>
      <text:p text:style-name="P11">get – for getting information</text:p>
      <text:p text:style-name="P11">post – to create smt new in the server</text:p>
      <text:p text:style-name="P11">put – to update an existing information in the server</text:p>
      <text:p text:style-name="P11">delete – for deleting smt in the server</text:p>
      <text:p text:style-name="P11"/>
      <text:p text:style-name="P9">Request Endpoint(protocol, domain, path, queryParams)</text:p>
      <text:p text:style-name="P11"/>
      <text:p text:style-name="P11">protocol+domain+path+queryParams=value</text:p>
      <text:p text:style-name="P11"/>
      <text:p text:style-name="P11">protocol – request type to server (http:// , https://)</text:p>
      <text:p text:style-name="P11">domain - <text:s/><text:span text:style-name="T2">back-end parts name(api-data.win.gg)</text:span></text:p>
      <text:p text:style-name="P12">path – variable(/)</text:p>
      <text:p text:style-name="P12">queryParams – <text:span text:style-name="T3">Parameter(?)</text:span></text:p>
      <text:p text:style-name="P12"/>
      <text:p text:style-name="P13"><text:a xlink:type="simple" xlink:href="https://api-hayastan.ashxarh.am/Erevan/bashinjaxyan/18/2/3/45?katu=name&amp;katu=age" text:style-name="Internet_20_link" text:visited-style-name="Visited_20_Internet_20_Link">https://api-hayastan.ashxarh.am/Erevan/bashinjaxyan/18/2/3/45?katu=name</text:a><text:a xlink:type="simple" xlink:href="https://api-hayastan.ashxarh.am/Erevan/bashinjaxyan/18/2/3/45?katu=name&amp;katu=age" text:style-name="Internet_20_link" text:visited-style-name="Visited_20_Internet_20_Link"><text:span text:style-name="T4">&amp;katu=age</text:span></text:a></text:p>
      <text:p text:style-name="P13"/>
      <text:p text:style-name="P8">Request Header</text:p>
      <text:p text:style-name="P14"/>
      <text:p text:style-name="P20"><text:span text:style-name="T8">Important information that is need for the request but it </text:span><text:span text:style-name="T9">indirectly related to the request</text:span><text:span text:style-name="T8"> </text:span></text:p>
      <text:p text:style-name="P15"/>
      <text:p text:style-name="P7">Request Body</text:p>
      <text:p text:style-name="P7"/>
      <text:p text:style-name="P18"><text:span text:style-name="T10">Important information that is need for the request </text:span><text:span text:style-name="T11">directly related to request</text:span></text:p>
      <text:p text:style-name="P7"/>
      <text:p text:style-name="P7"/>
      <text:p text:style-name="P7"/>
      <text:p text:style-name="P3">Response<text:span text:style-name="T5">(Header, Body, Status Code, Status text)</text:span></text:p>
      <text:p text:style-name="P5"/>
      <text:p text:style-name="P17">Status Code</text:p>
      <text:p text:style-name="P17"/>
      <text:p text:style-name="P17">100 – information</text:p>
      <text:p text:style-name="P17">200 - success</text:p>
      <text:p text:style-name="P17">300 - redirect</text:p>
      <text:p text:style-name="P17">400 – user side error </text:p>
      <text:p text:style-name="P17">500 – server side error</text:p>
      <text:p text:style-name="P5"/>
      <text:p text:style-name="P14"/>
      <text:p text:style-name="P11"/>
      <text:p text:style-name="P11"/>
      <text:p text:style-name="P10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, RobotoDraft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3T19:16:43.057436598</meta:creation-date>
    <dc:date>2021-01-20T18:34:04.952311106</dc:date>
    <meta:editing-duration>P2DT10H38M53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24" meta:word-count="118" meta:character-count="898" meta:non-whitespace-character-count="791"/>
  </office:meta>
</office:document-meta>
</file>